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3" style:family="table-column">
      <style:table-column-properties fo:break-before="auto" style:column-width="0.8902in"/>
    </style:style>
    <style:style style:name="co14" style:family="table-column">
      <style:table-column-properties fo:break-before="auto" style:column-width="1.2in"/>
    </style:style>
    <style:style style:name="co15" style:family="table-column">
      <style:table-column-properties fo:break-before="auto" style:column-width="1.3319in"/>
    </style:style>
    <style:style style:name="co16" style:family="table-column">
      <style:table-column-properties fo:break-before="auto" style:column-width="1.1902in"/>
    </style:style>
    <style:style style:name="co17" style:family="table-column">
      <style:table-column-properties fo:break-before="auto" style:column-width="1.1799in"/>
    </style:style>
    <style:style style:name="co18" style:family="table-column">
      <style:table-column-properties fo:break-before="auto" style:column-width="2.4783in"/>
    </style:style>
    <style:style style:name="co19" style:family="table-column">
      <style:table-column-properties fo:break-before="auto" style:column-width="1.7866in"/>
    </style:style>
    <style:style style:name="co20" style:family="table-column">
      <style:table-column-properties fo:break-before="auto" style:column-width="1.5362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61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transparent_5f_crypto">
      <style:table-cell-properties fo:background-color="transparen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ackground-color="#ffffff" style:text-align-source="value-type" style:repeat-content="false"/>
      <style:paragraph-properties fo:margin-left="0in"/>
      <style:text-properties fo:font-size="16pt" style:font-size-asian="16pt" style:font-size-complex="16pt"/>
    </style:style>
    <style:style style:name="ce57" style:family="table-cell" style:parent-style-name="header_5f_default">
      <style:table-cell-properties style:text-align-source="value-type" style:repeat-content="false"/>
      <style:paragraph-properties fo:margin-left="0in"/>
    </style:style>
    <style:style style:name="ce58" style:family="table-cell" style:parent-style-name="Default">
      <style:table-cell-properties fo:background-color="#ffffff" style:text-align-source="value-type" style:repeat-content="false"/>
      <style:paragraph-properties fo:margin-left="0in"/>
    </style:style>
    <style:style style:name="ce59" style:family="table-cell" style:parent-style-name="Default">
      <style:table-cell-properties fo:background-color="#ffffff" style:text-align-source="value-type" style:repeat-content="false" style:vertical-align="middle"/>
      <style:paragraph-properties fo:margin-left="0in"/>
      <style:text-properties fo:font-size="8pt" fo:font-weight="bold" style:font-size-asian="8pt" style:font-weight-asian="bold" style:font-size-complex="8pt" style:font-weight-complex="bold"/>
    </style:style>
    <style:style style:name="ce60" style:family="table-cell" style:parent-style-name="header_5f_default">
      <style:table-cell-properties fo:background-color="#ffffa6" style:text-align-source="value-type" style:repeat-content="false"/>
      <style:paragraph-properties fo:margin-left="0in"/>
    </style:style>
    <style:style style:name="ce61" style:family="table-cell" style:parent-style-name="Default">
      <style:table-cell-properties fo:background-color="#ffffa6"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a6" style:text-align-source="value-type" style:repeat-content="false"/>
      <style:paragraph-properties fo:margin-left="0in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value-type" style:repeat-content="false"/>
      <style:paragraph-properties fo:margin-left="0in"/>
    </style:style>
    <style:style style:name="ce11" style:family="table-cell" style:parent-style-name="transparent_5f_crypto">
      <style:table-cell-properties fo:background-color="transparent"/>
    </style:style>
    <style:style style:name="ce22" style:family="table-cell" style:parent-style-name="title_5f_default">
      <style:table-cell-properties style:text-align-source="fix" style:repeat-content="false" style:vertical-align="middle"/>
      <style:paragraph-properties fo:text-align="start" fo:margin-left="0in"/>
      <style:text-properties style:font-size-asian="16pt" style:font-size-complex="16pt"/>
    </style:style>
    <style:style style:name="ce23" style:family="table-cell" style:parent-style-name="header_5f_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transparent_5f_default">
      <style:table-cell-properties fo:background-color="transparent"/>
    </style:style>
    <style:style style:name="ce25" style:family="table-cell" style:parent-style-name="header_5f_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ffffff"/>
    </style:style>
    <style:style style:name="ce28" style:family="table-cell" style:parent-style-name="header_5f_default">
      <style:table-cell-properties fo:background-color="#ffffa6"/>
    </style:style>
    <style:style style:name="ce29" style:family="table-cell" style:parent-style-name="header_5f_default">
      <style:table-cell-properties fo:background-color="transparent"/>
    </style:style>
    <style:style style:name="ce30" style:family="table-cell" style:parent-style-name="header_5f_default">
      <style:text-properties fo:font-weight="bold" style:font-weight-asian="bold" style:font-weight-complex="bold"/>
    </style:style>
    <style:style style:name="ce31" style:family="table-cell" style:parent-style-name="header_5f_default">
      <style:table-cell-properties fo:background-color="#ffffa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transparent_5f_default">
      <style:table-cell-properties fo:background-color="transparent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6" style:family="table-cell" style:parent-style-name="header_5f_default">
      <style:table-cell-properties style:text-align-source="fix" style:repeat-content="false" fo:background-color="transparent"/>
      <style:paragraph-properties fo:text-align="center" fo:margin-left="0in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ff" style:text-align-source="value-type" style:repeat-content="false"/>
      <style:paragraph-properties fo:margin-left="0in"/>
      <style:text-properties fo:font-size="16pt" style:font-size-asian="16pt" style:font-size-complex="16pt"/>
    </style:style>
    <style:style style:name="ce43" style:family="table-cell" style:parent-style-name="header_5f_default">
      <style:table-cell-properties style:text-align-source="value-type" style:repeat-content="false"/>
      <style:paragraph-properties fo:margin-left="0in"/>
    </style:style>
    <style:style style:name="ce44" style:family="table-cell" style:parent-style-name="Default">
      <style:table-cell-properties fo:background-color="#ffffff" style:text-align-source="value-type" style:repeat-content="false"/>
      <style:paragraph-properties fo:margin-left="0in"/>
    </style:style>
    <style:style style:name="ce45" style:family="table-cell" style:parent-style-name="Default">
      <style:table-cell-properties fo:background-color="#ffffff" style:text-align-source="value-type" style:repeat-content="false" style:vertical-align="middle"/>
      <style:paragraph-properties fo:margin-left="0in"/>
      <style:text-properties fo:font-size="8pt" fo:font-weight="bold" style:font-size-asian="8pt" style:font-weight-asian="bold" style:font-size-complex="8pt" style:font-weight-complex="bold"/>
    </style:style>
    <style:style style:name="ce46" style:family="table-cell" style:parent-style-name="header_5f_default">
      <style:table-cell-properties fo:background-color="#ffffa6" style:text-align-source="value-type" style:repeat-content="false"/>
      <style:paragraph-properties fo:margin-left="0in"/>
    </style:style>
    <style:style style:name="ce47" style:family="table-cell" style:parent-style-name="Default">
      <style:table-cell-properties fo:background-color="#ffffa6"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a6" style:text-align-source="value-type" style:repeat-content="false"/>
      <style:paragraph-properties fo:margin-left="0in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8" table:default-cell-style-name="ce29"/>
        <table:table-column table:style-name="co19" table:default-cell-style-name="ce32"/>
        <table:table-column table:style-name="co20" table:default-cell-style-name="Default"/>
        <table:table-row table:style-name="ro1">
          <table:table-cell table:style-name="ce22" office:value-type="string">
            <text:p>Open Positions / Unrealized Gains</text:p>
          </table:table-cell>
          <table:table-cell table:style-name="title_5f_default"/>
          <table:table-cell table:style-name="title_5f_default"/>
          <table:table-cell table:style-name="title_5f_default"/>
          <table:table-cell table:style-name="title_5f_default"/>
          <table:table-cell/>
          <table:table-cell/>
          <table:table-cell/>
        </table:table-row>
        <table:table-row table:style-name="ro3">
          <table:table-cell table:style-name="ce23" office:value-type="string">
            <text:p>Fill in Asset Prices in the Input Tab for calculations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 office:value-type="string">
            <text:p>This report leverages the details of your transactions to give you a snapshot of the value of your unsold holdings</text:p>
          </table:table-cell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" office:value-type="string">
            <text:p>This file contains two versions of the same report. One version is grouped by Asset, the other by Asset and Exchange (or wallet)</text:p>
          </table:table-cell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5" office:value-type="string">
            <text:p/>
          </table:table-cell>
          <table:table-cell table:style-name="ce33"/>
          <table:table-cell table:style-name="ce54"/>
          <table:table-cell/>
          <table:table-cell/>
          <table:table-cell/>
          <table:table-cell/>
          <table:table-cell/>
        </table:table-row>
        <table:table-row table:style-name="ro1">
          <table:table-cell table:style-name="title_5f_default" office:value-type="string">
            <text:p>General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6" office:value-type="string">
            <text:p/>
          </table:table-cell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title_5f_default" office:value-type="string">
            <text:p>Report Fields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Asset</text:p>
          </table:table-cell>
          <table:table-cell table:style-name="transparent_5f_default" office:value-type="string">
            <text:p>Crypto / asset symbol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Holder</text:p>
          </table:table-cell>
          <table:table-cell table:style-name="transparent_5f_default" office:value-type="string">
            <text:p>Asset holder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Exchange</text:p>
          </table:table-cell>
          <table:table-cell table:style-name="transparent_5f_default" office:value-type="string">
            <text:p>Exchange or wallet where balance is held (Asset - Exchange tab only)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Crypto Balance</text:p>
          </table:table-cell>
          <table:table-cell table:style-name="Default" office:value-type="string">
            <text:p>Amount of given asset held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JPY Per Unit Cost Basis</text:p>
          </table:table-cell>
          <table:table-cell table:style-name="Default" office:value-type="string">
            <text:p>Sum of fiat cost to acquire the balance of crypto based on in-flow transactions divided by the crypto balance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header_5f_default" office:value-type="string">
            <text:p>JPY Unrealized Cost Basis</text:p>
          </table:table-cell>
          <table:table-cell table:style-name="Default" office:value-type="string">
            <text:p>Sum of fiat cost to acquire the balance of crypto based on in-flow transactions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Cost Basis Weight %</text:p>
          </table:table-cell>
          <table:table-cell table:style-name="Default" office:value-type="string">
            <text:p>Size of investment relative to other assets for cost basis (JPY Unrealized Cost Basis divided by the sum of all assets' JPY Unrealized Cost Basis)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JPY Per Unit Input Price</text:p>
          </table:table-cell>
          <table:table-cell table:style-name="Default" office:value-type="string">
            <text:p>Looked up from the Input tab for the given asset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JPY Unrealized Value</text:p>
          </table:table-cell>
          <table:table-cell table:style-name="Default" office:value-type="string">
            <text:p>Crypto Balance * Input Price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JPY Unrealized Gain / Loss</text:p>
          </table:table-cell>
          <table:table-cell table:style-name="ce24" office:value-type="string">
            <text:p>Unrealized Value - Unrealized Cost Basis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JPY Unrealized Gain / Loss %</text:p>
          </table:table-cell>
          <table:table-cell office:value-type="string">
            <text:p>Percent change between Unrealized Value and Unrealized Cost Basis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Unrealized G/L of Total Cost Basis %</text:p>
          </table:table-cell>
          <table:table-cell office:value-type="string">
            <text:p>Indicates the percent of which this asset's unrealized gain/loss contributed to the whole portfolio's Unrealized Gain / Loss % (Gain/Loss relative to total cash investment)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JPY Unrealized Value Weight %</text:p>
          </table:table-cell>
          <table:table-cell office:value-type="string">
            <text:p>Size of investment relative to the portfolio's unrealized value (Unrealized Value divided by sum of all assets' Unrealized Values)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-type="string">
            <text:p/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title_5f_default" office:value-type="string">
            <text:p>Color Code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" office:value-type="string">
            <text:p>Gray</text:p>
          </table:table-cell>
          <table:table-cell office:value-type="string">
            <text:p>Information from transactions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" office:value-type="string">
            <text:p>Yellow</text:p>
          </table:table-cell>
          <table:table-cell table:style-name="ce34" office:value-type="string">
            <text:p>Information calculated based on values entered in the Input tab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/>
        </table:table-row>
        <table:table-row table:style-name="ro2">
          <table:table-cell/>
          <table:table-cell table:style-name="ce36"/>
          <table:table-cell table:style-name="ce36"/>
          <table:table-cell table:style-name="ce36"/>
          <table:table-cell table:style-name="ce55"/>
          <table:table-cell table:style-name="ce55"/>
          <table:table-cell table:style-name="ce32"/>
          <table:table-cell/>
        </table:table-row>
        <table:table-row table:style-name="ro2">
          <table:table-cell/>
          <table:table-cell table:style-name="ce36"/>
          <table:table-cell table:style-name="ce36"/>
          <table:table-cell table:style-name="ce36"/>
          <table:table-cell table:style-name="ce55"/>
          <table:table-cell table:style-name="ce55"/>
          <table:table-cell table:style-name="ce32"/>
          <table:table-cell/>
        </table:table-row>
        <table:table-row table:style-name="ro2">
          <table:table-cell/>
          <table:table-cell table:style-name="ce24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"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sset" table:style-name="ta1">
        <table:table-column table:style-name="co13" table:default-cell-style-name="ce43"/>
        <table:table-column table:style-name="co13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6"/>
        <table:table-column table:style-name="co14" table:default-cell-style-name="ce46"/>
        <table:table-column table:style-name="co14" table:default-cell-style-name="ce46"/>
        <table:table-column table:style-name="co14" table:default-cell-style-name="ce46"/>
        <table:table-column table:style-name="co15" table:default-cell-style-name="ce44"/>
        <table:table-column table:style-name="co16" table:default-cell-style-name="ce47"/>
        <table:table-column table:style-name="co9" table:default-cell-style-name="ce49"/>
        <table:table-row table:style-name="ro1">
          <table:table-cell table:style-name="ce42" office:value-type="string">
            <text:p>Open Positions by Asset</text:p>
          </table:table-cell>
          <table:table-cell table:style-name="ce42"/>
          <table:table-cell table:style-name="ce44"/>
          <table:table-cell table:style-name="ce44"/>
          <table:table-cell table:style-name="ce44"/>
          <table:table-cell table:style-name="ce44"/>
          <table:table-cell table:style-name="ce45" office:value-type="string">
            <text:p>ENTER PRICES ON INPUT TAB</text:p>
          </table:table-cell>
          <table:table-cell table:style-name="ce44"/>
          <table:table-cell table:style-name="ce44"/>
          <table:table-cell table:style-name="ce44"/>
          <table:table-cell/>
          <table:table-cell table:style-name="ce44"/>
          <table:table-cell table:style-name="Default"/>
        </table:table-row>
        <table:table-row table:style-name="ro2"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rypto</text:p>
          </table:table-cell>
          <table:table-cell office:value-type="string">
            <text:p>JPY Per Unit</text:p>
          </table:table-cell>
          <table:table-cell office:value-type="string">
            <text:p>JPY Unrealized</text:p>
          </table:table-cell>
          <table:table-cell office:value-type="string">
            <text:p>Cost Basis</text:p>
          </table:table-cell>
          <table:table-cell office:value-type="string">
            <text:p>JPY Per Unit</text:p>
          </table:table-cell>
          <table:table-cell office:value-type="string">
            <text:p>JPY Unrealized</text:p>
          </table:table-cell>
          <table:table-cell office:value-type="string">
            <text:p>JPY Unrealized</text:p>
          </table:table-cell>
          <table:table-cell office:value-type="string">
            <text:p>JPY Unrealized</text:p>
          </table:table-cell>
          <table:table-cell table:style-name="ce47" office:value-type="string">
            <text:p>Unrealized G/L of</text:p>
          </table:table-cell>
          <table:table-cell office:value-type="string">
            <text:p>JPY Unrealiz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Holder</text:p>
          </table:table-cell>
          <table:table-cell office:value-type="string">
            <text:p>Balance</text:p>
          </table:table-cell>
          <table:table-cell office:value-type="string">
            <text:p>Cost Basis</text:p>
          </table:table-cell>
          <table:table-cell office:value-type="string">
            <text:p>Cost Basis</text:p>
          </table:table-cell>
          <table:table-cell office:value-type="string">
            <text:p>Weight %</text:p>
          </table:table-cell>
          <table:table-cell office:value-type="string">
            <text:p>Input Price</text:p>
          </table:table-cell>
          <table:table-cell office:value-type="string">
            <text:p>Value</text:p>
          </table:table-cell>
          <table:table-cell office:value-type="string">
            <text:p>Gain / Loss</text:p>
          </table:table-cell>
          <table:table-cell office:value-type="string">
            <text:p>Gain / Loss %</text:p>
          </table:table-cell>
          <table:table-cell table:style-name="ce48" office:value-type="string">
            <text:p>Total Cost Basis %</text:p>
          </table:table-cell>
          <table:table-cell office:value-type="string">
            <text:p>Value Weight %</text:p>
          </table:table-cell>
          <table:table-cell/>
        </table:table-row>
        <table:table-row>
          <table:table-cell office:value-type="string" table:style-name="transparent_default">
            <text:p>BTC</text:p>
          </table:table-cell>
          <table:table-cell office:value-type="string" table:style-name="transparent_default">
            <text:p>Bob</text:p>
          </table:table-cell>
          <table:table-cell office:value="2.29" office:value-type="float" table:style-name="transparent_crypto"/>
          <table:table-cell office:value="15100.0" office:value-type="float" table:style-name="transparent_fiat"/>
          <table:table-cell office:value="34579.0" office:value-type="float" table:style-name="transparent_fiat"/>
          <table:table-cell office:value="0.5904077311842645" office:value-type="float" table:style-name="transparent_percent"/>
          <table:table-cell table:formula="=IF(VLOOKUP(A4;$Input.A:B;2;0)=&quot;Enter asset value&quot;;&quot;See Input tab&quot;;VLOOKUP(A4;$Input.A:B;2;0)" table:style-name="transparent_fiat"/>
          <table:table-cell table:formula="=C4*G4" table:style-name="transparent_fiat"/>
          <table:table-cell table:formula="=H4-E4" table:style-name="transparent_fiat"/>
          <table:table-cell table:formula="=(H4-E4)/E4" table:style-name="transparent_percent"/>
          <table:table-cell table:formula="=I4/SUM(E$4:E$6)" table:style-name="transparent_percent"/>
          <table:table-cell table:formula="=H4/SUM(H$4:H$6)" table:style-name="transparent_percent"/>
          <table:table-cell/>
        </table:table-row>
        <table:table-row>
          <table:table-cell office:value-type="string" table:style-name="transparent_default">
            <text:p>BTC</text:p>
          </table:table-cell>
          <table:table-cell office:value-type="string" table:style-name="transparent_default">
            <text:p>Alice</text:p>
          </table:table-cell>
          <table:table-cell office:value="0.64" office:value-type="float" table:style-name="transparent_crypto"/>
          <table:table-cell office:value="15100.0" office:value-type="float" table:style-name="transparent_fiat"/>
          <table:table-cell office:value="9664.0" office:value-type="float" table:style-name="transparent_fiat"/>
          <table:table-cell office:value="0.16500478076765468" office:value-type="float" table:style-name="transparent_percent"/>
          <table:table-cell table:formula="=IF(VLOOKUP(A5;$Input.A:B;2;0)=&quot;Enter asset value&quot;;&quot;See Input tab&quot;;VLOOKUP(A5;$Input.A:B;2;0)" table:style-name="transparent_fiat"/>
          <table:table-cell table:formula="=C5*G5" table:style-name="transparent_fiat"/>
          <table:table-cell table:formula="=H5-E5" table:style-name="transparent_fiat"/>
          <table:table-cell table:formula="=(H5-E5)/E5" table:style-name="transparent_percent"/>
          <table:table-cell table:formula="=I5/SUM(E$4:E$6)" table:style-name="transparent_percent"/>
          <table:table-cell table:formula="=H5/SUM(H$4:H$6)" table:style-name="transparent_percent"/>
          <table:table-cell/>
        </table:table-row>
        <table:table-row>
          <table:table-cell office:value-type="string" table:style-name="transparent_default">
            <text:p>ETH</text:p>
          </table:table-cell>
          <table:table-cell office:value-type="string" table:style-name="transparent_default">
            <text:p>Bob</text:p>
          </table:table-cell>
          <table:table-cell office:value="60.0" office:value-type="float" table:style-name="transparent_crypto"/>
          <table:table-cell office:value="238.75" office:value-type="float" table:style-name="transparent_fiat"/>
          <table:table-cell office:value="14325.0" office:value-type="float" table:style-name="transparent_fiat"/>
          <table:table-cell office:value="0.24458748804808086" office:value-type="float" table:style-name="transparent_percent"/>
          <table:table-cell table:formula="=IF(VLOOKUP(A6;$Input.A:B;2;0)=&quot;Enter asset value&quot;;&quot;See Input tab&quot;;VLOOKUP(A6;$Input.A:B;2;0)" table:style-name="transparent_fiat"/>
          <table:table-cell table:formula="=C6*G6" table:style-name="transparent_fiat"/>
          <table:table-cell table:formula="=H6-E6" table:style-name="transparent_fiat"/>
          <table:table-cell table:formula="=(H6-E6)/E6" table:style-name="transparent_percent"/>
          <table:table-cell table:formula="=I6/SUM(E$4:E$6)" table:style-name="transparent_percent"/>
          <table:table-cell table:formula="=H6/SUM(H$4:H$6)" table:style-name="transparent_percent"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6;&quot;Bob&quot;;E$4:E$6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6;&quot;Bob&quot;;H$4:H$6)" table:style-name="bold_border_fiat"/>
          <table:table-cell table:formula="=SUMIF(B$4:B$6;&quot;Bob&quot;;I$4:I$6)" table:style-name="bold_border_fiat"/>
          <table:table-cell table:formula="=(H7-E7)/E7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6;&quot;Alice&quot;;E$4:E$6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6;&quot;Alice&quot;;H$4:H$6)" table:style-name="bold_border_fiat"/>
          <table:table-cell table:formula="=SUMIF(B$4:B$6;&quot;Alice&quot;;I$4:I$6)" table:style-name="bold_border_fiat"/>
          <table:table-cell table:formula="=(H8-E8)/E8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  <table:table-row>
          <table:table-cell office:value-type="string" table:style-name="bold_border_default">
            <text:p>Grand Total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(E$4:E$6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(H$4:H$6)" table:style-name="bold_border_fiat"/>
          <table:table-cell table:formula="=SUM(I$4:I$6)" table:style-name="bold_border_fiat"/>
          <table:table-cell table:formula="=(H9-E9)/E9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</table:table>
      <table:table table:name="Asset - Exchange" table:style-name="ta1">
        <table:table-column table:style-name="co13" table:default-cell-style-name="ce43"/>
        <table:table-column table:style-name="co13" table:default-cell-style-name="ce43"/>
        <table:table-column table:style-name="co17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6"/>
        <table:table-column table:style-name="co14" table:default-cell-style-name="ce46"/>
        <table:table-column table:style-name="co14" table:default-cell-style-name="ce46"/>
        <table:table-column table:style-name="co14" table:default-cell-style-name="ce46"/>
        <table:table-column table:style-name="co15" table:default-cell-style-name="ce44"/>
        <table:table-column table:style-name="co16" table:default-cell-style-name="ce47"/>
        <table:table-column table:style-name="co9" table:default-cell-style-name="ce49"/>
        <table:table-row table:style-name="ro1">
          <table:table-cell table:style-name="ce42" office:value-type="string">
            <text:p>Open Positions by Asset and Exchange</text:p>
          </table:table-cell>
          <table:table-cell table:style-name="ce42"/>
          <table:table-cell table:style-name="ce44"/>
          <table:table-cell table:style-name="ce44"/>
          <table:table-cell table:style-name="ce44"/>
          <table:table-cell table:style-name="ce50"/>
          <table:table-cell table:style-name="ce44"/>
          <table:table-cell table:style-name="ce45" office:value-type="string">
            <text:p>ENTER PRICES ON INPUT TAB</text:p>
          </table:table-cell>
          <table:table-cell table:style-name="ce44"/>
          <table:table-cell table:style-name="ce44"/>
          <table:table-cell table:style-name="ce44"/>
          <table:table-cell/>
          <table:table-cell table:style-name="ce44"/>
          <table:table-cell table:style-name="Default"/>
        </table:table-row>
        <table:table-row table:style-name="ro2"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rypto</text:p>
          </table:table-cell>
          <table:table-cell office:value-type="string">
            <text:p>JPY Per Unit</text:p>
          </table:table-cell>
          <table:table-cell office:value-type="string">
            <text:p>JPY Unrealized</text:p>
          </table:table-cell>
          <table:table-cell office:value-type="string">
            <text:p>Cost Basis</text:p>
          </table:table-cell>
          <table:table-cell office:value-type="string">
            <text:p>JPY Per Unit</text:p>
          </table:table-cell>
          <table:table-cell office:value-type="string">
            <text:p>JPY Unrealized</text:p>
          </table:table-cell>
          <table:table-cell office:value-type="string">
            <text:p>JPY Unrealized</text:p>
          </table:table-cell>
          <table:table-cell office:value-type="string">
            <text:p>JPY Unrealized</text:p>
          </table:table-cell>
          <table:table-cell table:style-name="ce47" office:value-type="string">
            <text:p>Unrealized G/L of</text:p>
          </table:table-cell>
          <table:table-cell office:value-type="string">
            <text:p>JPY Unrealiz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Holder</text:p>
          </table:table-cell>
          <table:table-cell office:value-type="string">
            <text:p>Exchange</text:p>
          </table:table-cell>
          <table:table-cell office:value-type="string">
            <text:p>Balance</text:p>
          </table:table-cell>
          <table:table-cell office:value-type="string">
            <text:p>Cost Basis</text:p>
          </table:table-cell>
          <table:table-cell office:value-type="string">
            <text:p>Cost Basis</text:p>
          </table:table-cell>
          <table:table-cell office:value-type="string">
            <text:p>Weight %</text:p>
          </table:table-cell>
          <table:table-cell office:value-type="string">
            <text:p>Input Price</text:p>
          </table:table-cell>
          <table:table-cell office:value-type="string">
            <text:p>Value</text:p>
          </table:table-cell>
          <table:table-cell office:value-type="string">
            <text:p>Gain / Loss</text:p>
          </table:table-cell>
          <table:table-cell office:value-type="string">
            <text:p>Gain / Loss %</text:p>
          </table:table-cell>
          <table:table-cell table:style-name="ce48" office:value-type="string">
            <text:p>Total Cost Basis %</text:p>
          </table:table-cell>
          <table:table-cell office:value-type="string">
            <text:p>Value Weight %</text:p>
          </table:table-cell>
          <table:table-cell/>
        </table:table-row>
        <table:table-row>
          <table:table-cell office:value-type="string" table:style-name="transparent_default">
            <text:p>BTC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="2.09" office:value-type="float" table:style-name="transparent_crypto"/>
          <table:table-cell office:value="15100.0" office:value-type="float" table:style-name="transparent_fiat"/>
          <table:table-cell office:value="31559.0" office:value-type="float" table:style-name="transparent_fiat"/>
          <table:table-cell office:value="0.5388437371943724" office:value-type="float" table:style-name="transparent_percent"/>
          <table:table-cell table:formula="=IF(VLOOKUP(A4;$Input.A:B;2;0)=&quot;Enter asset value&quot;;&quot;See Input tab&quot;;VLOOKUP(A4;$Input.A:B;2;0)" table:style-name="transparent_fiat"/>
          <table:table-cell table:formula="=D4*H4" table:style-name="transparent_fiat"/>
          <table:table-cell table:formula="=I4-F4" table:style-name="transparent_fiat"/>
          <table:table-cell table:formula="=(I4-F4)/F4" table:style-name="transparent_percent"/>
          <table:table-cell table:formula="=J4/SUM(F$4:F$7)" table:style-name="transparent_percent"/>
          <table:table-cell table:formula="=I4/SUM(I$4:I$7)" table:style-name="transparent_percent"/>
          <table:table-cell/>
        </table:table-row>
        <table:table-row>
          <table:table-cell office:value-type="string" table:style-name="transparent_default">
            <text:p>BTC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Coinbase</text:p>
          </table:table-cell>
          <table:table-cell office:value="0.2" office:value-type="float" table:style-name="transparent_crypto"/>
          <table:table-cell office:value="15100.0" office:value-type="float" table:style-name="transparent_fiat"/>
          <table:table-cell office:value="3020.0" office:value-type="float" table:style-name="transparent_fiat"/>
          <table:table-cell office:value="0.051563993989892094" office:value-type="float" table:style-name="transparent_percent"/>
          <table:table-cell table:formula="=IF(VLOOKUP(A5;$Input.A:B;2;0)=&quot;Enter asset value&quot;;&quot;See Input tab&quot;;VLOOKUP(A5;$Input.A:B;2;0)" table:style-name="transparent_fiat"/>
          <table:table-cell table:formula="=D5*H5" table:style-name="transparent_fiat"/>
          <table:table-cell table:formula="=I5-F5" table:style-name="transparent_fiat"/>
          <table:table-cell table:formula="=(I5-F5)/F5" table:style-name="transparent_percent"/>
          <table:table-cell table:formula="=J5/SUM(F$4:F$7)" table:style-name="transparent_percent"/>
          <table:table-cell table:formula="=I5/SUM(I$4:I$7)" table:style-name="transparent_percent"/>
          <table:table-cell/>
        </table:table-row>
        <table:table-row>
          <table:table-cell office:value-type="string" table:style-name="transparent_default">
            <text:p>BTC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Kraken</text:p>
          </table:table-cell>
          <table:table-cell office:value="0.64" office:value-type="float" table:style-name="transparent_crypto"/>
          <table:table-cell office:value="15100.0" office:value-type="float" table:style-name="transparent_fiat"/>
          <table:table-cell office:value="9664.0" office:value-type="float" table:style-name="transparent_fiat"/>
          <table:table-cell office:value="0.16500478076765468" office:value-type="float" table:style-name="transparent_percent"/>
          <table:table-cell table:formula="=IF(VLOOKUP(A6;$Input.A:B;2;0)=&quot;Enter asset value&quot;;&quot;See Input tab&quot;;VLOOKUP(A6;$Input.A:B;2;0)" table:style-name="transparent_fiat"/>
          <table:table-cell table:formula="=D6*H6" table:style-name="transparent_fiat"/>
          <table:table-cell table:formula="=I6-F6" table:style-name="transparent_fiat"/>
          <table:table-cell table:formula="=(I6-F6)/F6" table:style-name="transparent_percent"/>
          <table:table-cell table:formula="=J6/SUM(F$4:F$7)" table:style-name="transparent_percent"/>
          <table:table-cell table:formula="=I6/SUM(I$4:I$7)" table:style-name="transparent_percent"/>
          <table:table-cell/>
        </table:table-row>
        <table:table-row>
          <table:table-cell office:value-type="string" table:style-name="transparent_default">
            <text:p>ETH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Coinbase</text:p>
          </table:table-cell>
          <table:table-cell office:value="60.0" office:value-type="float" table:style-name="transparent_crypto"/>
          <table:table-cell office:value="238.75" office:value-type="float" table:style-name="transparent_fiat"/>
          <table:table-cell office:value="14325.0" office:value-type="float" table:style-name="transparent_fiat"/>
          <table:table-cell office:value="0.24458748804808086" office:value-type="float" table:style-name="transparent_percent"/>
          <table:table-cell table:formula="=IF(VLOOKUP(A7;$Input.A:B;2;0)=&quot;Enter asset value&quot;;&quot;See Input tab&quot;;VLOOKUP(A7;$Input.A:B;2;0)" table:style-name="transparent_fiat"/>
          <table:table-cell table:formula="=D7*H7" table:style-name="transparent_fiat"/>
          <table:table-cell table:formula="=I7-F7" table:style-name="transparent_fiat"/>
          <table:table-cell table:formula="=(I7-F7)/F7" table:style-name="transparent_percent"/>
          <table:table-cell table:formula="=J7/SUM(F$4:F$7)" table:style-name="transparent_percent"/>
          <table:table-cell table:formula="=I7/SUM(I$4:I$7)" table:style-name="transparent_percent"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7;&quot;Bob&quot;;F$4:F$7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7;&quot;Bob&quot;;I$4:I$7)" table:style-name="bold_border_fiat"/>
          <table:table-cell table:formula="=SUMIF(B$4:B$7;&quot;Bob&quot;;J$4:J$7)" table:style-name="bold_border_fiat"/>
          <table:table-cell table:formula="=(I8-F8)/F8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7;&quot;Alice&quot;;F$4:F$7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7;&quot;Alice&quot;;I$4:I$7)" table:style-name="bold_border_fiat"/>
          <table:table-cell table:formula="=SUMIF(B$4:B$7;&quot;Alice&quot;;J$4:J$7)" table:style-name="bold_border_fiat"/>
          <table:table-cell table:formula="=(I9-F9)/F9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  <table:table-row>
          <table:table-cell office:value-type="string" table:style-name="bold_border_default">
            <text:p>Grand Total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(F$4:F$7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(I$4:I$7)" table:style-name="bold_border_fiat"/>
          <table:table-cell table:formula="=SUM(J$4:J$7)" table:style-name="bold_border_fiat"/>
          <table:table-cell table:formula="=(I10-F10)/F10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</table:table>
      <table:table table:name="Input" table:style-name="ta1">
        <table:table-column table:style-name="co13" table:default-cell-style-name="ce43"/>
        <table:table-column table:style-name="co17" table:default-cell-style-name="ce43"/>
        <table:table-column table:style-name="co9" table:default-cell-style-name="Default"/>
        <table:table-row table:style-name="ro1">
          <table:table-cell table:style-name="ce42" office:value-type="string">
            <text:p>Asset Price Lookup Table</text:p>
          </table:table-cell>
          <table:table-cell table:style-name="ce44"/>
          <table:table-cell/>
        </table:table-row>
        <table:table-row table:style-name="ro2">
          <table:table-cell office:value-type="string">
            <text:p>Crypto</text:p>
          </table:table-cell>
          <table:table-cell office:value-type="string">
            <text:p/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Price</text:p>
          </table:table-cell>
          <table:table-cell/>
        </table:table-row>
        <table:table-row>
          <table:table-cell office:value-type="string" table:style-name="transparent_default">
            <text:p>BTC</text:p>
          </table:table-cell>
          <table:table-cell office:value-type="string" table:style-name="transparent_fiat_unit_7">
            <text:p>Enter asset value</text:p>
          </table:table-cell>
          <table:table-cell/>
        </table:table-row>
        <table:table-row>
          <table:table-cell office:value-type="string" table:style-name="transparent_default">
            <text:p>ETH</text:p>
          </table:table-cell>
          <table:table-cell office:value-type="string" table:style-name="transparent_fiat_unit_7">
            <text:p>Enter asset value</text:p>
          </table:table-cell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percentage-style style:name="N124P0" style:volatile="true">
      <number:number number:decimal-places="3" number:min-decimal-places="3" number:min-integer-digits="1"/>
      <number:text>%</number:text>
    </number:percentage-style>
    <number:percentage-style style:name="N124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24P0"/>
    </number:percentage-style>
    <number:currency-style style:name="N126P0" style:volatile="true">
      <number:currency-symbol number:language="en" number:country="US">$</number:currency-symbol>
      <number:number number:decimal-places="7" number:min-decimal-places="2" number:min-integer-digits="1" number:decimal-replacement="" number:grouping="true"/>
    </number:currency-style>
    <number:currency-style style:name="N126" number:title="User-defined">
      <style:text-properties fo:color="#ff0000"/>
      <number:text>-</number:text>
      <number:currency-symbol number:language="en" number:country="US">$</number:currency-symbol>
      <number:number number:decimal-places="7" number:min-decimal-places="2" number:min-integer-digits="1" number:decimal-replacement="" number:grouping="true"/>
      <style:map style:condition="value()&gt;=0" style:apply-style-name="N126P0"/>
    </number:currency-style>
    <number:percentage-style style:name="N127P0" style:volatile="true">
      <number:number number:decimal-places="2" number:min-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US">$</number:currency-symbol>
      <number:number number:decimal-places="4" number:min-decimal-places="2" number:min-integer-digits="1" number:decimal-replacement="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4" number:min-decimal-places="2" number:min-integer-digits="1" number:decimal-replacement="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7" number:title="User-defined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4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4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style:style style:name="transparent_5f_fiat_5f_unit_5f_7" style:display-name="transparent_fiat_unit_7" style:family="table-cell" style:parent-style-name="transparent_5f_fiat" style:data-style-name="N126"/>
    <style:style style:name="bold_5f_border_5f_percent" style:display-name="bold_border_percent" style:family="table-cell" style:parent-style-name="bold_5f_border_5f_fiat" style:data-style-name="N127"/>
    <style:style style:name="transparent_5f_fiat_5f_unit_5f_4" style:display-name="transparent_fiat_unit_4" style:family="table-cell" style:parent-style-name="transparent_5f_fiat" style:data-style-name="N129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3-01-19T09:14:14.418008</dc:date>
    <meta:editing-duration>P1DT18H30M14S</meta:editing-duration>
    <meta:editing-cycles>172</meta:editing-cycles>
    <meta:generator>http://pypi.python.org/pypi/ezodf/0.1.0$Python3.10.6 (main, Nov 14 2022, 16:10:14) [GCC 11.3.0]</meta:generator>
    <meta:document-statistic meta:table-count="5" meta:cell-count="100" meta:object-count="0"/>
  </office:meta>
</office:document-meta>
</file>